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7"/>
    <style:style style:name="ce4" style:family="table-cell" style:parent-style-name="Komma" style:data-style-name="N36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030208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rienuebernachtungspreise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1" table:number-columns-repeated="4" table:default-cell-style-name="ce4"/>
        <table:table-column table:style-name="co1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2">
            <text:p>Beschreibung</text:p>
          </table:table-cell>
          <table:table-cell office:value-type="string" table:style-name="ce3">
            <text:p>Beginn</text:p>
          </table:table-cell>
          <table:table-cell office:value-type="string" table:style-name="ce3">
            <text:p>Ende</text:p>
          </table:table-cell>
          <table:table-cell office:value-type="string" table:style-name="ce4">
            <text:p>Grundpreis</text:p>
          </table:table-cell>
          <table:table-cell office:value-type="string" table:style-name="ce4">
            <text:p>Mindestaufenthalt</text:p>
          </table:table-cell>
          <table:table-cell office:value-type="string" table:style-name="ce4">
            <text:p>Wochenpreis</text:p>
          </table:table-cell>
          <table:table-cell office:value-type="string" table:style-name="ce4">
            <text:p>Folgenachtprei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6-01-03T00:00:00" table:style-name="ce3">
            <text:p>03.01.2016</text:p>
          </table:table-cell>
          <table:table-cell office:value-type="date" office:date-value="2016-03-28T00:00:00" table:style-name="ce3">
            <text:p>28.03.2016</text:p>
          </table:table-cell>
          <table:table-cell office:value-type="float" office:value="70" table:style-name="ce4">
            <text:p><text:s/>70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400" table:style-name="ce4">
            <text:p><text:s/>400<text:s text:c="3"/></text:p>
          </table:table-cell>
          <table:table-cell office:value-type="float" office:value="60" table:style-name="ce4">
            <text:p><text:s/>6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6-03-28T00:00:00" table:style-name="ce3">
            <text:p>28.03.2016</text:p>
          </table:table-cell>
          <table:table-cell office:value-type="date" office:date-value="2016-04-11T00:00:00" table:style-name="ce3">
            <text:p>11.04.2016</text:p>
          </table:table-cell>
          <table:table-cell office:value-type="float" office:value="90" table:style-name="ce4">
            <text:p><text:s/>90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00" table:style-name="ce4">
            <text:p><text:s/>600<text:s text:c="3"/></text:p>
          </table:table-cell>
          <table:table-cell office:value-type="float" office:value="80" table:style-name="ce4">
            <text:p><text:s/>8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6-04-11T00:00:00" table:style-name="ce3">
            <text:p>11.04.2016</text:p>
          </table:table-cell>
          <table:table-cell office:value-type="date" office:date-value="2016-05-02T00:00:00" table:style-name="ce3">
            <text:p>02.05.2016</text:p>
          </table:table-cell>
          <table:table-cell office:value-type="float" office:value="70" table:style-name="ce4">
            <text:p><text:s/>70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400" table:style-name="ce4">
            <text:p><text:s/>400<text:s text:c="3"/></text:p>
          </table:table-cell>
          <table:table-cell office:value-type="float" office:value="60" table:style-name="ce4">
            <text:p><text:s/>6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6-05-02T00:00:00" table:style-name="ce3">
            <text:p>02.05.2016</text:p>
          </table:table-cell>
          <table:table-cell office:value-type="date" office:date-value="2016-06-27T00:00:00" table:style-name="ce3">
            <text:p>27.06.2016</text:p>
          </table:table-cell>
          <table:table-cell office:value-type="float" office:value="90" table:style-name="ce4">
            <text:p><text:s/>90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00" table:style-name="ce4">
            <text:p><text:s/>600<text:s text:c="3"/></text:p>
          </table:table-cell>
          <table:table-cell office:value-type="float" office:value="80" table:style-name="ce4">
            <text:p><text:s/>8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Hauptsaison</text:p>
          </table:table-cell>
          <table:table-cell office:value-type="date" office:date-value="2016-06-27T00:00:00" table:style-name="ce3">
            <text:p>27.06.2016</text:p>
          </table:table-cell>
          <table:table-cell office:value-type="date" office:date-value="2016-09-05T00:00:00" table:style-name="ce3">
            <text:p>05.09.2016</text:p>
          </table:table-cell>
          <table:table-cell office:value-type="float" office:value="130" table:style-name="ce4">
            <text:p><text:s/>130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910" table:style-name="ce4">
            <text:p><text:s/>910<text:s text:c="3"/></text:p>
          </table:table-cell>
          <table:table-cell office:value-type="float" office:value="130" table:style-name="ce4">
            <text:p><text:s/>13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6-09-05T00:00:00" table:style-name="ce3">
            <text:p>05.09.2016</text:p>
          </table:table-cell>
          <table:table-cell office:value-type="date" office:date-value="2016-10-03T00:00:00" table:style-name="ce3">
            <text:p>03.10.2016</text:p>
          </table:table-cell>
          <table:table-cell office:value-type="float" office:value="90" table:style-name="ce4">
            <text:p><text:s/>90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00" table:style-name="ce4">
            <text:p><text:s/>600<text:s text:c="3"/></text:p>
          </table:table-cell>
          <table:table-cell office:value-type="float" office:value="80" table:style-name="ce4">
            <text:p><text:s/>8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6-10-03T00:00:00" table:style-name="ce3">
            <text:p>03.10.2016</text:p>
          </table:table-cell>
          <table:table-cell office:value-type="date" office:date-value="2016-12-25T00:00:00" table:style-name="ce3">
            <text:p>25.12.2016</text:p>
          </table:table-cell>
          <table:table-cell office:value-type="float" office:value="70" table:style-name="ce4">
            <text:p><text:s/>70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400" table:style-name="ce4">
            <text:p><text:s/>400<text:s text:c="3"/></text:p>
          </table:table-cell>
          <table:table-cell office:value-type="float" office:value="60" table:style-name="ce4">
            <text:p><text:s/>6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Hauptsaison</text:p>
          </table:table-cell>
          <table:table-cell office:value-type="date" office:date-value="2016-12-25T00:00:00" table:style-name="ce3">
            <text:p>25.12.2016</text:p>
          </table:table-cell>
          <table:table-cell office:value-type="date" office:date-value="2017-01-06T00:00:00" table:style-name="ce3">
            <text:p>06.01.2017</text:p>
          </table:table-cell>
          <table:table-cell office:value-type="float" office:value="149" table:style-name="ce4">
            <text:p><text:s/>149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1043" table:style-name="ce4">
            <text:p><text:s/>1,043<text:s text:c="3"/></text:p>
          </table:table-cell>
          <table:table-cell office:value-type="float" office:value="149" table:style-name="ce4">
            <text:p><text:s/>149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7-01-06T00:00:00" table:style-name="ce3">
            <text:p>06.01.2017</text:p>
          </table:table-cell>
          <table:table-cell office:value-type="date" office:date-value="2017-03-05T00:00:00" table:style-name="ce3">
            <text:p>05.03.2017</text:p>
          </table:table-cell>
          <table:table-cell office:value-type="float" office:value="75" table:style-name="ce4">
            <text:p><text:s/>7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500" table:style-name="ce4">
            <text:p><text:s/>500<text:s text:c="3"/></text:p>
          </table:table-cell>
          <table:table-cell office:value-type="float" office:value="65" table:style-name="ce4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7-03-05T00:00:00" table:style-name="ce3">
            <text:p>05.03.2017</text:p>
          </table:table-cell>
          <table:table-cell office:value-type="date" office:date-value="2017-03-21T00:00:00" table:style-name="ce3">
            <text:p>21.03.2017</text:p>
          </table:table-cell>
          <table:table-cell office:value-type="float" office:value="95" table:style-name="ce4">
            <text:p><text:s/>9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45" table:style-name="ce4">
            <text:p><text:s/>645<text:s text:c="3"/></text:p>
          </table:table-cell>
          <table:table-cell office:value-type="float" office:value="85" table:style-name="ce4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Ostern</text:p>
          </table:table-cell>
          <table:table-cell office:value-type="date" office:date-value="2017-03-21T00:00:00" table:style-name="ce3">
            <text:p>21.03.2017</text:p>
          </table:table-cell>
          <table:table-cell office:value-type="date" office:date-value="2017-04-03T00:00:00" table:style-name="ce3">
            <text:p>03.04.2017</text:p>
          </table:table-cell>
          <table:table-cell office:value-type="float" office:value="120" table:style-name="ce4">
            <text:p><text:s/>120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840" table:style-name="ce4">
            <text:p><text:s/>840<text:s text:c="3"/></text:p>
          </table:table-cell>
          <table:table-cell office:value-type="float" office:value="110" table:style-name="ce4">
            <text:p><text:s/>11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7-04-03T00:00:00" table:style-name="ce3">
            <text:p>03.04.2017</text:p>
          </table:table-cell>
          <table:table-cell office:value-type="date" office:date-value="2017-04-10T00:00:00" table:style-name="ce3">
            <text:p>10.04.2017</text:p>
          </table:table-cell>
          <table:table-cell office:value-type="float" office:value="95" table:style-name="ce4">
            <text:p><text:s/>9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45" table:style-name="ce4">
            <text:p><text:s/>645<text:s text:c="3"/></text:p>
          </table:table-cell>
          <table:table-cell office:value-type="float" office:value="85" table:style-name="ce4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7-04-10T00:00:00" table:style-name="ce3">
            <text:p>10.04.2017</text:p>
          </table:table-cell>
          <table:table-cell office:value-type="date" office:date-value="2017-05-05T00:00:00" table:style-name="ce3">
            <text:p>05.05.2017</text:p>
          </table:table-cell>
          <table:table-cell office:value-type="float" office:value="75" table:style-name="ce4">
            <text:p><text:s/>7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500" table:style-name="ce4">
            <text:p><text:s/>500<text:s text:c="3"/></text:p>
          </table:table-cell>
          <table:table-cell office:value-type="float" office:value="65" table:style-name="ce4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7-05-05T00:00:00" table:style-name="ce3">
            <text:p>05.05.2017</text:p>
          </table:table-cell>
          <table:table-cell office:value-type="date" office:date-value="2017-06-23T00:00:00" table:style-name="ce3">
            <text:p>23.06.2017</text:p>
          </table:table-cell>
          <table:table-cell office:value-type="float" office:value="95" table:style-name="ce4">
            <text:p><text:s/>9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45" table:style-name="ce4">
            <text:p><text:s/>645<text:s text:c="3"/></text:p>
          </table:table-cell>
          <table:table-cell office:value-type="float" office:value="85" table:style-name="ce4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Mittelsaison</text:p>
          </table:table-cell>
          <table:table-cell office:value-type="date" office:date-value="2017-06-23T00:00:00" table:style-name="ce3">
            <text:p>23.06.2017</text:p>
          </table:table-cell>
          <table:table-cell office:value-type="date" office:date-value="2017-07-15T00:00:00" table:style-name="ce3">
            <text:p>15.07.2017</text:p>
          </table:table-cell>
          <table:table-cell office:value-type="float" office:value="125" table:style-name="ce4">
            <text:p><text:s/>125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875" table:style-name="ce4">
            <text:p><text:s/>875<text:s text:c="3"/></text:p>
          </table:table-cell>
          <table:table-cell office:value-type="float" office:value="125" table:style-name="ce4">
            <text:p><text:s/>12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Hauptsaison</text:p>
          </table:table-cell>
          <table:table-cell office:value-type="date" office:date-value="2017-07-15T00:00:00" table:style-name="ce3">
            <text:p>15.07.2017</text:p>
          </table:table-cell>
          <table:table-cell office:value-type="date" office:date-value="2017-08-07T00:00:00" table:style-name="ce3">
            <text:p>07.08.2017</text:p>
          </table:table-cell>
          <table:table-cell office:value-type="float" office:value="149" table:style-name="ce4">
            <text:p><text:s/>149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1043" table:style-name="ce4">
            <text:p><text:s/>1,043<text:s text:c="3"/></text:p>
          </table:table-cell>
          <table:table-cell office:value-type="float" office:value="149" table:style-name="ce4">
            <text:p><text:s/>149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Mittelsaison</text:p>
          </table:table-cell>
          <table:table-cell office:value-type="date" office:date-value="2017-08-07T00:00:00" table:style-name="ce3">
            <text:p>07.08.2017</text:p>
          </table:table-cell>
          <table:table-cell office:value-type="date" office:date-value="2017-09-04T00:00:00" table:style-name="ce3">
            <text:p>04.09.2017</text:p>
          </table:table-cell>
          <table:table-cell office:value-type="float" office:value="125" table:style-name="ce4">
            <text:p><text:s/>125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875" table:style-name="ce4">
            <text:p><text:s/>875<text:s text:c="3"/></text:p>
          </table:table-cell>
          <table:table-cell office:value-type="float" office:value="125" table:style-name="ce4">
            <text:p><text:s/>12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7-09-04T00:00:00" table:style-name="ce3">
            <text:p>04.09.2017</text:p>
          </table:table-cell>
          <table:table-cell office:value-type="date" office:date-value="2017-10-30T00:00:00" table:style-name="ce3">
            <text:p>30.10.2017</text:p>
          </table:table-cell>
          <table:table-cell office:value-type="float" office:value="95" table:style-name="ce4">
            <text:p><text:s/>9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45" table:style-name="ce4">
            <text:p><text:s/>645<text:s text:c="3"/></text:p>
          </table:table-cell>
          <table:table-cell office:value-type="float" office:value="85" table:style-name="ce4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7-10-30T00:00:00" table:style-name="ce3">
            <text:p>30.10.2017</text:p>
          </table:table-cell>
          <table:table-cell office:value-type="date" office:date-value="2017-12-26T00:00:00" table:style-name="ce3">
            <text:p>26.12.2017</text:p>
          </table:table-cell>
          <table:table-cell office:value-type="float" office:value="75" table:style-name="ce4">
            <text:p><text:s/>7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500" table:style-name="ce4">
            <text:p><text:s/>500<text:s text:c="3"/></text:p>
          </table:table-cell>
          <table:table-cell office:value-type="float" office:value="65" table:style-name="ce4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Hauptsaison</text:p>
          </table:table-cell>
          <table:table-cell office:value-type="date" office:date-value="2017-12-26T00:00:00" table:style-name="ce3">
            <text:p>26.12.2017</text:p>
          </table:table-cell>
          <table:table-cell office:value-type="date" office:date-value="2018-01-08T00:00:00" table:style-name="ce3">
            <text:p>08.01.2018</text:p>
          </table:table-cell>
          <table:table-cell office:value-type="float" office:value="149" table:style-name="ce4">
            <text:p><text:s/>149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1043" table:style-name="ce4">
            <text:p><text:s/>1,043<text:s text:c="3"/></text:p>
          </table:table-cell>
          <table:table-cell office:value-type="float" office:value="149" table:style-name="ce4">
            <text:p><text:s/>149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8-01-08T00:00:00" table:style-name="ce3">
            <text:p>08.01.2018</text:p>
          </table:table-cell>
          <table:table-cell office:value-type="date" office:date-value="2018-03-10T00:00:00" table:style-name="ce3">
            <text:p>10.03.2018</text:p>
          </table:table-cell>
          <table:table-cell office:value-type="float" office:value="75" table:style-name="ce4">
            <text:p><text:s/>7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500" table:style-name="ce4">
            <text:p><text:s/>500<text:s text:c="3"/></text:p>
          </table:table-cell>
          <table:table-cell office:value-type="float" office:value="65" table:style-name="ce4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8-03-10T00:00:00" table:style-name="ce3">
            <text:p>10.03.2018</text:p>
          </table:table-cell>
          <table:table-cell office:value-type="date" office:date-value="2018-04-07T00:00:00" table:style-name="ce3">
            <text:p>07.04.2018</text:p>
          </table:table-cell>
          <table:table-cell office:value-type="float" office:value="95" table:style-name="ce4">
            <text:p><text:s/>9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45" table:style-name="ce4">
            <text:p><text:s/>645<text:s text:c="3"/></text:p>
          </table:table-cell>
          <table:table-cell office:value-type="float" office:value="85" table:style-name="ce4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Ostern</text:p>
          </table:table-cell>
          <table:table-cell office:value-type="date" office:date-value="2018-04-07T00:00:00" table:style-name="ce3">
            <text:p>07.04.2018</text:p>
          </table:table-cell>
          <table:table-cell office:value-type="date" office:date-value="2018-04-23T00:00:00" table:style-name="ce3">
            <text:p>23.04.2018</text:p>
          </table:table-cell>
          <table:table-cell office:value-type="float" office:value="120" table:style-name="ce4">
            <text:p><text:s/>120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840" table:style-name="ce4">
            <text:p><text:s/>840<text:s text:c="3"/></text:p>
          </table:table-cell>
          <table:table-cell office:value-type="float" office:value="110" table:style-name="ce4">
            <text:p><text:s/>11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8-04-23T00:00:00" table:style-name="ce3">
            <text:p>23.04.2018</text:p>
          </table:table-cell>
          <table:table-cell office:value-type="date" office:date-value="2018-05-24T00:00:00" table:style-name="ce3">
            <text:p>24.05.2018</text:p>
          </table:table-cell>
          <table:table-cell office:value-type="float" office:value="75" table:style-name="ce4">
            <text:p><text:s/>7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500" table:style-name="ce4">
            <text:p><text:s/>500<text:s text:c="3"/></text:p>
          </table:table-cell>
          <table:table-cell office:value-type="float" office:value="65" table:style-name="ce4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8-05-24T00:00:00" table:style-name="ce3">
            <text:p>24.05.2018</text:p>
          </table:table-cell>
          <table:table-cell office:value-type="date" office:date-value="2018-06-23T00:00:00" table:style-name="ce3">
            <text:p>23.06.2018</text:p>
          </table:table-cell>
          <table:table-cell office:value-type="float" office:value="95" table:style-name="ce4">
            <text:p><text:s/>9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45" table:style-name="ce4">
            <text:p><text:s/>645<text:s text:c="3"/></text:p>
          </table:table-cell>
          <table:table-cell office:value-type="float" office:value="85" table:style-name="ce4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Mittelsaison</text:p>
          </table:table-cell>
          <table:table-cell office:value-type="date" office:date-value="2018-06-23T00:00:00" table:style-name="ce3">
            <text:p>23.06.2018</text:p>
          </table:table-cell>
          <table:table-cell office:value-type="date" office:date-value="2018-07-14T00:00:00" table:style-name="ce3">
            <text:p>14.07.2018</text:p>
          </table:table-cell>
          <table:table-cell office:value-type="float" office:value="130" table:style-name="ce4">
            <text:p><text:s/>130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910" table:style-name="ce4">
            <text:p><text:s/>910<text:s text:c="3"/></text:p>
          </table:table-cell>
          <table:table-cell office:value-type="float" office:value="130" table:style-name="ce4">
            <text:p><text:s/>13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Hauptsaison</text:p>
          </table:table-cell>
          <table:table-cell office:value-type="date" office:date-value="2018-07-14T00:00:00" table:style-name="ce3">
            <text:p>14.07.2018</text:p>
          </table:table-cell>
          <table:table-cell office:value-type="date" office:date-value="2018-08-27T00:00:00" table:style-name="ce3">
            <text:p>27.08.2018</text:p>
          </table:table-cell>
          <table:table-cell office:value-type="float" office:value="155" table:style-name="ce4">
            <text:p><text:s/>155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1085" table:style-name="ce4">
            <text:p><text:s/>1,085<text:s text:c="3"/></text:p>
          </table:table-cell>
          <table:table-cell office:value-type="float" office:value="155" table:style-name="ce4">
            <text:p><text:s/>15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Mittelsaison</text:p>
          </table:table-cell>
          <table:table-cell office:value-type="date" office:date-value="2018-08-27T00:00:00" table:style-name="ce3">
            <text:p>27.08.2018</text:p>
          </table:table-cell>
          <table:table-cell office:value-type="date" office:date-value="2018-09-10T00:00:00" table:style-name="ce3">
            <text:p>10.09.2018</text:p>
          </table:table-cell>
          <table:table-cell office:value-type="float" office:value="130" table:style-name="ce4">
            <text:p><text:s/>130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910" table:style-name="ce4">
            <text:p><text:s/>910<text:s text:c="3"/></text:p>
          </table:table-cell>
          <table:table-cell office:value-type="float" office:value="130" table:style-name="ce4">
            <text:p><text:s/>13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Zwischensaison</text:p>
          </table:table-cell>
          <table:table-cell office:value-type="date" office:date-value="2018-09-10T00:00:00" table:style-name="ce3">
            <text:p>10.09.2018</text:p>
          </table:table-cell>
          <table:table-cell office:value-type="date" office:date-value="2018-11-05T00:00:00" table:style-name="ce3">
            <text:p>05.11.2018</text:p>
          </table:table-cell>
          <table:table-cell office:value-type="float" office:value="95" table:style-name="ce4">
            <text:p><text:s/>9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645" table:style-name="ce4">
            <text:p><text:s/>645<text:s text:c="3"/></text:p>
          </table:table-cell>
          <table:table-cell office:value-type="float" office:value="85" table:style-name="ce4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Nebensaison</text:p>
          </table:table-cell>
          <table:table-cell office:value-type="date" office:date-value="2018-11-05T00:00:00" table:style-name="ce3">
            <text:p>05.11.2018</text:p>
          </table:table-cell>
          <table:table-cell office:value-type="date" office:date-value="2018-12-25T00:00:00" table:style-name="ce3">
            <text:p>25.12.2018</text:p>
          </table:table-cell>
          <table:table-cell office:value-type="float" office:value="75" table:style-name="ce4">
            <text:p><text:s/>75<text:s text:c="3"/></text:p>
          </table:table-cell>
          <table:table-cell office:value-type="float" office:value="2" table:style-name="ce4">
            <text:p><text:s/>2<text:s text:c="3"/></text:p>
          </table:table-cell>
          <table:table-cell office:value-type="float" office:value="500" table:style-name="ce4">
            <text:p><text:s/>500<text:s text:c="3"/></text:p>
          </table:table-cell>
          <table:table-cell office:value-type="float" office:value="65" table:style-name="ce4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Hauptsaison</text:p>
          </table:table-cell>
          <table:table-cell office:value-type="date" office:date-value="2018-12-25T00:00:00" table:style-name="ce3">
            <text:p>25.12.2018</text:p>
          </table:table-cell>
          <table:table-cell office:value-type="date" office:date-value="2019-01-07T00:00:00" table:style-name="ce3">
            <text:p>07.01.2019</text:p>
          </table:table-cell>
          <table:table-cell office:value-type="float" office:value="155" table:style-name="ce4">
            <text:p><text:s/>155<text:s text:c="3"/></text:p>
          </table:table-cell>
          <table:table-cell office:value-type="float" office:value="7" table:style-name="ce4">
            <text:p><text:s/>7<text:s text:c="3"/></text:p>
          </table:table-cell>
          <table:table-cell office:value-type="float" office:value="1085" table:style-name="ce4">
            <text:p><text:s/>1,085<text:s text:c="3"/></text:p>
          </table:table-cell>
          <table:table-cell office:value-type="float" office:value="155" table:style-name="ce4">
            <text:p><text:s/>155<text:s text:c="3"/>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P0">
      <number:text> </number:text>
      <number:number number:decimal-places="2" number:min-integer-digits="1" number:grouping="true"/>
      <number:text>   </number:text>
    </number:number-style>
    <number:number-style style:name="N38P1">
      <number:text>-</number:text>
      <number:number number:decimal-places="2" number:min-integer-digits="1" number:grouping="true"/>
      <number:text>   </number:text>
    </number:number-style>
    <number:number-style style:name="N38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de" number:country="DE">
      <number:text> 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39P1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39P2" number:language="de" number:country="DE">
      <number:text> -</number:text>
      <number:number number:decimal-places="0" number:min-integer-digits="2">
        <number:embedded-text number:position="0"> </number:embedded-text>
      </number:number>
      <number:currency-symbol number:language="de" number:country="DE">€</number:currency-symbol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_32_2" style:display-name="60 % - Akzent1 2" style:family="table-cell" style:data-style-name="N0">
      <style:table-cell-properties fo:background-color="#8EA9DB"/>
      <style:text-properties fo:color="#FFFFFF"/>
    </style:style>
    <style:style style:name="_54_0_32__37__32_-_32_Akzent2_32_2" style:display-name="60 % - Akzent2 2" style:family="table-cell" style:data-style-name="N0">
      <style:table-cell-properties fo:background-color="#F4B084"/>
      <style:text-properties fo:color="#FFFFFF"/>
    </style:style>
    <style:style style:name="_54_0_32__37__32_-_32_Akzent3_32_2" style:display-name="60 % - Akzent3 2" style:family="table-cell" style:data-style-name="N0">
      <style:table-cell-properties fo:background-color="#C9C9C9"/>
      <style:text-properties fo:color="#FFFFFF"/>
    </style:style>
    <style:style style:name="_54_0_32__37__32_-_32_Akzent4_32_2" style:display-name="60 % - Akzent4 2" style:family="table-cell" style:data-style-name="N0">
      <style:table-cell-properties fo:background-color="#FFD966"/>
      <style:text-properties fo:color="#FFFFFF"/>
    </style:style>
    <style:style style:name="_54_0_32__37__32_-_32_Akzent5_32_2" style:display-name="60 % - Akzent5 2" style:family="table-cell" style:data-style-name="N0">
      <style:table-cell-properties fo:background-color="#9BC2E6"/>
      <style:text-properties fo:color="#FFFFFF"/>
    </style:style>
    <style:style style:name="_54_0_32__37__32_-_32_Akzent6_32_2" style:display-name="60 % - Akzent6 2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Komma" style:family="table-cell" style:data-style-name="N38"/>
    <style:style style:name="Komma_32_2" style:display-name="Komma 2" style:family="table-cell" style:data-style-name="N38"/>
    <style:style style:name="Link_32_2" style:display-name="Link 2" style:family="table-cell" style:data-style-name="N0">
      <style:text-properties fo:color="#0563C1" fo:font-size="12pt" style:font-size-asian="12pt" style:font-size-complex="12pt" style:text-underline-style="solid" style:text-underline-type="single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_220_berschrift_32_5" style:display-name="Überschrift 5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_228_hrung_32_2" style:display-name="Währung 2" style:family="table-cell" style:data-style-name="N39"/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Timo Wagner</meta:initial-creator>
    <dc:creator>Timo Wagner</dc:creator>
    <meta:creation-date>2017-09-10T12:37:53Z</meta:creation-date>
    <dc:date>2017-09-10T13:25:02Z</dc:date>
    <meta:editing-duration>PT0S</meta:editing-duration>
  </office:meta>
</office:document-meta>
</file>